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Biolinum O" svg:font-family="'Linux Biolinum O'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8f93" officeooo:paragraph-rsid="00028f93"/>
    </style:style>
    <style:style style:name="P2" style:family="paragraph" style:parent-style-name="Text_20_body">
      <style:text-properties officeooo:rsid="000911a2" officeooo:paragraph-rsid="000911a2"/>
    </style:style>
    <style:style style:name="P3" style:family="paragraph" style:parent-style-name="Heading_20_1">
      <style:text-properties officeooo:rsid="00028f93" officeooo:paragraph-rsid="00028f93"/>
    </style:style>
    <style:style style:name="P4" style:family="paragraph" style:parent-style-name="Heading_20_2">
      <style:text-properties officeooo:rsid="00028f93" officeooo:paragraph-rsid="00028f93"/>
    </style:style>
    <style:style style:name="P5" style:family="paragraph" style:parent-style-name="Heading_20_3">
      <style:text-properties officeooo:paragraph-rsid="00092492"/>
    </style:style>
    <style:style style:name="P6" style:family="paragraph" style:list-style-name="L1"/>
    <style:style style:name="P7" style:family="paragraph" style:parent-style-name="Text_20_body" style:list-style-name="L1">
      <style:text-properties officeooo:paragraph-rsid="00092492"/>
    </style:style>
    <style:style style:name="P8" style:family="paragraph" style:parent-style-name="Text_20_body" style:list-style-name="L9">
      <style:text-properties officeooo:rsid="0003d36e" officeooo:paragraph-rsid="00072f6d"/>
    </style:style>
    <style:style style:name="P9" style:family="paragraph" style:parent-style-name="Text_20_body" style:list-style-name="L2">
      <style:text-properties officeooo:paragraph-rsid="00092492"/>
    </style:style>
    <style:style style:name="P10" style:family="paragraph" style:parent-style-name="Text_20_body" style:list-style-name="L7">
      <style:text-properties officeooo:rsid="00028f93" officeooo:paragraph-rsid="00028f93"/>
    </style:style>
    <style:style style:name="P11" style:family="paragraph" style:parent-style-name="Text_20_body" style:list-style-name="L8">
      <style:text-properties officeooo:rsid="00028f93" officeooo:paragraph-rsid="00028f93"/>
    </style:style>
    <style:style style:name="P12" style:family="paragraph" style:parent-style-name="Text_20_body" style:list-style-name="L3">
      <style:text-properties officeooo:paragraph-rsid="00028f93"/>
    </style:style>
    <style:style style:name="P13" style:family="paragraph" style:parent-style-name="Text_20_body" style:list-style-name="L7">
      <style:text-properties officeooo:paragraph-rsid="00028f93"/>
    </style:style>
    <style:style style:name="P14" style:family="paragraph" style:parent-style-name="Text_20_body" style:list-style-name="L8">
      <style:text-properties officeooo:paragraph-rsid="00028f93"/>
    </style:style>
    <style:style style:name="P15" style:family="paragraph" style:parent-style-name="Text_20_body" style:list-style-name="L9">
      <style:text-properties officeooo:paragraph-rsid="00072f6d"/>
    </style:style>
    <style:style style:name="T1" style:family="text">
      <style:text-properties style:font-name="Linux Biolinum O" fo:font-size="18pt" fo:font-weight="bold" style:font-name-asian="Noto Sans CJK SC" style:font-size-asian="18pt" style:font-weight-asian="bold" style:font-name-complex="FreeSans1" style:font-size-complex="18pt" style:font-weight-complex="bold"/>
    </style:style>
    <style:style style:name="T2" style:family="text">
      <style:text-properties officeooo:rsid="00056ba3"/>
    </style:style>
    <style:style style:name="T3" style:family="text">
      <style:text-properties officeooo:rsid="0003d36e"/>
    </style:style>
    <style:style style:name="T4" style:family="text">
      <style:text-properties officeooo:rsid="00028f93"/>
    </style:style>
    <style:style style:name="T5" style:family="text">
      <style:text-properties officeooo:rsid="0009249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colog<text:span text:style-name="T1">ía Teórica II</text:span></text:h>
      <text:h text:style-name="P4" text:outline-level="2">Examen Extraordinario <text:span text:style-name="T2">(2024-2)</text:span></text:h>
      <text:p text:style-name="P1">Nombre:</text:p>
      <text:p text:style-name="P2">Fecha:</text:p>
      <text:h text:style-name="P5" text:outline-level="3">Nicho ecológico y cambio climático</text:h>
      <text:list xml:id="list1701740274" text:style-name="L1">
        <text:list-header>
          <text:p text:style-name="P7"><text:span text:style-name="T5">1. </text:span>Describe brevemente la diferencia entre los modelos mecanísticos y correlativos de nicho ecológico y qué ventajas y desventajas tiene cada uno de ellos.</text:p>
          <text:p text:style-name="Text_20_body"><text:span text:style-name="T5">2. </text:span>¿Cómo se relacionan los dos tipos de modelos de nicho ecológico con la capacidad de anticipar los impactos del cambio climático?</text:p>
          <text:p text:style-name="Text_20_body"><text:span text:style-name="T5">3. </text:span>¿Cuáles son las diferentes narrativas sobre los diferentes futuros posibles de cambio global (climático, uso de suelo y demográfico) y qué describen sobre las sociedades humanas?</text:p>
        </text:list-header>
      </text:list>
      <text:h text:style-name="Heading_20_3" text:outline-level="3">Filogeografía y aplicaciones</text:h>
      <text:list xml:id="list2559830749" text:style-name="L2">
        <text:list-header>
          <text:p text:style-name="P9"><text:span text:style-name="T5">4. </text:span><text:span text:style-name="T4">Define qué es la filogeografía, cómo se inserta en el área de la biogeografía histórica, indicando los tres componentes con los que trabaja y qué información te aporta una red de haplotipos. </text:span></text:p>
          <text:p text:style-name="P9"><text:span text:style-name="T5">5. </text:span><text:span text:style-name="T4">Señala dos áreas de investigación que se benefician del uso de análisis filogeográficos y relata muy brevemente dos estudios de caso de cómo se usa la filogeografía en estas dos áreas.</text:span></text:p>
        </text:list-header>
      </text:list>
      <text:h text:style-name="Heading_20_3" text:outline-level="3">Diseño de reservas</text:h>
      <text:list xml:id="list1383139795" text:style-name="L3">
        <text:list-header>
          <text:p text:style-name="P12"><text:span text:style-name="T5">6. </text:span><text:span text:style-name="T4">Describa los principios fundamentales para el diseño y establecimiento de Áreas Naturales Protegidas.</text:span></text:p>
        </text:list-header>
      </text:list>
      <text:h text:style-name="P5" text:outline-level="3">Genética del paisaje</text:h>
      <text:list xml:id="list620021452" text:style-name="L7">
        <text:list-header>
          <text:p text:style-name="P13"><text:span text:style-name="T5">7. </text:span><text:span text:style-name="T4">Define conectividad funcional y conectividad estructural, menciona qué medidas de paisaje nos ayudan a determinar cada una y la relación de éstas con flujo génico y diversidad genética</text:span></text:p>
          <text:p text:style-name="P10"><text:span text:style-name="T5">8. </text:span><text:span text:style-name="T2">D</text:span>esarrolla una hipótesis que se pueda abordar desde la aproximación de genética del paisaje. Se claro al momento de mencionar las variables y los procesos involucrados</text:p>
        </text:list-header>
      </text:list>
      <text:h text:style-name="Heading_20_3" text:outline-level="3">Flujo de materia en ecosistemas</text:h>
      <text:list xml:id="list1649907932" text:style-name="L8">
        <text:list-header>
          <text:p text:style-name="P14"><text:span text:style-name="T5">9. </text:span><text:span text:style-name="T4">En relación con los modelos de flujos de materia, ¿en qué consisten los modelos basados en compartimentos y cuáles son sus principales usos, ventajas y desventajas?</text:span></text:p>
          <text:p text:style-name="P11"><text:span text:style-name="T5">10. </text:span>Explica qué tres procesos participan en la definición de la eficiencia ecológica y escribe la ecuación para estimar la eficiencia de cada uno de ellos.</text:p>
        </text:list-header>
      </text:list>
      <text:h text:style-name="Heading_20_3" text:outline-level="3">Ecoinformática y metacomunidades</text:h>
      <text:list xml:id="list405676491" text:style-name="L9">
        <text:list-header>
          <text:p text:style-name="P15"><text:span text:style-name="T5">11. </text:span><text:span text:style-name="T3">Describa la relevancia del campo emergente "ecología informática", haciendo énfasis en cuáles son las etapas de un plan de gestión de datos en ecología, cuáles son los estándares de </text:span><text:soft-page-break/><text:span text:style-name="T3">datos biológicos y las herramientas más usadas hoy día para garantizar la reproducibilidad de resultados en estudios ecológicos.</text:span></text:p>
          <text:p text:style-name="P8"><text:span text:style-name="T5">12. </text:span>Analice la relevancia de la teoría unificada de metacomunidades y su implicación en la compresión los patrones globales de biodiversidad. Base su análisis en el artículo de Chase et al 2020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Biolinum O" svg:font-family="'Linux Biolinum O'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 O" fo:font-family="'Linux Biolinum O'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5-31T08:35:08.465023564</meta:creation-date>
    <dc:date>2024-06-03T18:59:51.540656832</dc:date>
    <dc:creator>Gerardo Martin</dc:creator>
    <meta:editing-duration>PT22M2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383" meta:character-count="2376" meta:non-whitespace-character-count="2026"/>
  </office:meta>
</office:document-meta>
</file>